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3.28125in"/>
    </style:style>
    <style:style style:name="co3" style:family="table-column">
      <style:table-column-properties fo:break-before="auto" style:column-width="3.9375in"/>
    </style:style>
    <style:style style:name="co4" style:family="table-column">
      <style:table-column-properties fo:break-before="auto" style:column-width="0.5833333333333334in"/>
    </style:style>
    <style:style style:name="co5" style:family="table-column">
      <style:table-column-properties fo:break-before="auto" style:column-width="1.2604166269302368in"/>
    </style:style>
    <style:style style:name="co6" style:family="table-column">
      <style:table-column-properties fo:break-before="auto" style:column-width="1.0208333333333333in"/>
    </style:style>
    <style:style style:name="co7" style:family="table-column">
      <style:table-column-properties fo:break-before="auto" style:column-width="0.9791666666666666in"/>
    </style:style>
    <style:style style:name="co8" style:family="table-column">
      <style:table-column-properties fo:break-before="auto" style:column-width="0.9166666666666666in"/>
    </style:style>
    <style:style style:name="co9" style:family="table-column">
      <style:table-column-properties fo:break-before="auto" style:column-width="1.3645833333333333in"/>
    </style:style>
    <style:style style:name="co10" style:family="table-column">
      <style:table-column-properties fo:break-before="auto" style:column-width="1.0416666666666667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2.3333333333333335in"/>
    </style:style>
    <style:style style:name="co14" style:family="table-column">
      <style:table-column-properties fo:break-before="auto" style:column-width="1.3541666666666667in"/>
    </style:style>
    <style:style style:name="co15" style:family="table-column">
      <style:table-column-properties fo:break-before="auto" style:column-width="1.1979166666666667in"/>
    </style:style>
    <style:style style:name="co16" style:family="table-column">
      <style:table-column-properties fo:break-before="auto" style:column-width="1.3229166666666667in"/>
    </style:style>
    <style:style style:name="co17" style:family="table-column">
      <style:table-column-properties fo:break-before="auto" style:column-width="0.2708333333333333in"/>
    </style:style>
    <style:style style:name="co18" style:family="table-column">
      <style:table-column-properties fo:break-before="auto" style:column-width="0.4479166666666667in"/>
    </style:style>
    <style:style style:name="co19" style:family="table-column">
      <style:table-column-properties fo:break-before="auto" style:column-width="0.3645833333333333in"/>
    </style:style>
    <style:style style:name="co20" style:family="table-column">
      <style:table-column-properties fo:break-before="auto" style:column-width="0.34375in"/>
    </style:style>
    <style:style style:name="co21" style:family="table-column">
      <style:table-column-properties fo:break-before="auto" style:column-width="1.2604166269302368in"/>
    </style:style>
    <style:style style:name="co22" style:family="table-column">
      <style:table-column-properties fo:break-before="auto" style:column-width="0.6666666666666666in"/>
    </style:style>
    <style:style style:name="co23" style:family="table-column">
      <style:table-column-properties fo:break-before="auto" style:column-width="0.88541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8020833333333334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4479166666666667in" fo:break-before="auto" style:use-optimal-row-height="false"/>
    </style:style>
    <style:style style:name="ro6" style:family="table-row">
      <style:table-row-properties style:row-height="0.75in" fo:break-before="auto" style:use-optimal-row-height="false"/>
    </style:style>
    <style:style style:name="ro7" style:family="table-row">
      <style:table-row-properties style:row-height="0.20833333333333334in" fo:break-before="auto" style:use-optimal-row-height="false"/>
    </style:style>
    <style:style style:name="ro8" style:family="table-row">
      <style:table-row-properties style:row-height="0.20833333333333334in" fo:break-before="auto" style:use-optimal-row-height="false"/>
    </style:style>
    <style:style style:name="ro9" style:family="table-row">
      <style:table-row-properties style:row-height="0.20833333333333334in" fo:break-before="auto" style:use-optimal-row-height="false"/>
    </style:style>
    <style:style style:name="ro10" style:family="table-row">
      <style:table-row-properties style:row-height="0.22916666666666666in" fo:break-before="auto" style:use-optimal-row-height="false"/>
    </style:style>
    <style:style style:name="ta1" style:family="table" style:master-page-name="PageStyle_5f_Problem">
      <style:table-properties table:display="true" style:writing-mode="lr-tb"/>
    </style:style>
    <style:style style:name="ta2" style:family="table" style:master-page-name="PageStyle_5f_Req_CFG_CC_Paths">
      <style:table-properties table:display="true" style:writing-mode="lr-tb"/>
    </style:style>
    <style:style style:name="ta3" style:family="table" style:master-page-name="PageStyle_5f_Req_TC_coverage">
      <style:table-properties table:display="true" style:writing-mode="lr-tb"/>
    </style:style>
    <style:style style:name="ta4" style:family="table" style:master-page-name="PageStyle_5f_Req_Statistic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able-cell-properties fo:border-left="2.5pt solid #000000" fo:border-right="2.5pt solid #000000" fo:border-top="2.5pt solid #000000" fo:border-bottom="2.5pt solid #00000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able-cell-properties fo:border-left="2.5pt solid #000000" fo:border-right="2.5pt solid #000000" fo:border-top="2.5pt solid #000000" fo:border-bottom="2.5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2.5pt solid #000000" fo:border-right="2.5pt solid #000000" fo:border-top="2.5pt solid #000000" fo:border-bottom="2.5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left="2.5pt solid #000000" fo:border-right="2.5pt solid #000000" fo:border-top="2.5pt solid #000000" fo:border-bottom="2.5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able-cell-properties fo:border-left="1.0pt solid #000000" fo:border-top="1.0pt solid #000000" fo:border-bottom="1.0pt solid #000000" style:vertical-align="bottom" fo:background-color="#FFFF00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border-top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border-right="1.0pt solid #000000" fo:border-top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6" style:family="table-cell" style:parent-style-name="Default">
      <style:table-cell-properties fo:border-left="1.0pt solid #000000" fo:border-right="1.0pt solid #000000" fo:border-bottom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" style:family="table-cell" style:parent-style-name="Default">
      <style:table-cell-properties fo:border-left="2.5pt solid #000000" fo:border-top="2.5pt solid #000000" fo:border-bottom="2.5pt solid #000000" style:vertical-align="bottom" fo:background-color="#99CC00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8" style:family="table-cell" style:parent-style-name="Default">
      <style:table-cell-properties fo:border-top="2.5pt solid #000000" fo:border-bottom="2.5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9" style:family="table-cell" style:parent-style-name="Default">
      <style:table-cell-properties fo:border-right="2.5pt solid #000000" fo:border-top="2.5pt solid #000000" fo:border-bottom="2.5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0" style:family="table-cell" style:parent-style-name="Default">
      <style:table-cell-properties fo:border-left="2.5pt solid #000000" fo:border-top="2.5pt solid #000000" fo:border-bottom="2.5pt solid #000000" style:vertical-align="bottom" fo:background-color="#B8CCE4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1" style:family="table-cell" style:parent-style-name="Default">
      <style:table-cell-properties fo:border-left="2.5pt solid #000000" fo:border-right="2.5pt solid #000000" fo:border-top="2.5pt solid #000000" fo:border-bottom="2.5pt solid #000000" fo:background-color="#FABF8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2" style:family="table-cell" style:parent-style-name="Default">
      <style:table-cell-properties fo:border-left="2.5pt solid #000000" fo:border-right="1.0pt solid #000000" fo:border-top="2.5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3" style:family="table-cell" style:parent-style-name="Default">
      <style:table-cell-properties fo:border-left="1.0pt solid #000000" fo:border-top="2.5pt solid #000000" fo:border-bottom="1.0pt solid #000000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4" style:family="table-cell" style:parent-style-name="Default">
      <style:table-cell-properties fo:border-right="1.0pt solid #000000" fo:border-top="2.5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5" style:family="table-cell" style:parent-style-name="Default">
      <style:table-cell-properties fo:border-left="1.0pt solid #000000" fo:border-top="2.5pt solid #000000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6" style:family="table-cell" style:parent-style-name="Default">
      <style:table-cell-properties fo:border-right="2.5pt solid #000000" fo:border-top="2.5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7" style:family="table-cell" style:parent-style-name="Default">
      <style:table-cell-properties fo:border-left="2.5pt solid #000000" fo:border-right="2.5pt solid #000000" fo:border-top="2.5pt solid #000000" fo:border-bottom="2.5pt solid #000000" fo:background-color="#FFFF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8" style:family="table-cell" style:parent-style-name="Default">
      <style:table-cell-properties fo:border-left="2.5pt solid #000000" fo:border-right="2.5pt solid #000000" fo:border-top="2.5pt solid #000000" style:vertical-align="bottom" fo:background-color="#B8CCE4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9" style:family="table-cell" style:parent-style-name="Default">
      <style:table-cell-properties fo:border-left="2.5pt solid #000000" fo:border-right="1.0pt solid #000000" fo:border-top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0" style:family="table-cell" style:parent-style-name="Default">
      <style:table-cell-properties fo:border-left="1.0pt solid #000000" fo:border-right="2.5pt solid #000000" fo:border-bottom="1.0pt solid #000000"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1" style:family="table-cell" style:parent-style-name="Default">
      <style:table-cell-properties fo:border-left="2.5pt solid #000000" fo:border-right="2.5pt solid #000000" fo:border-top="2.5pt solid #000000" fo:border-bottom="2.5pt solid #000000" style:vertical-align="middle" fo:background-color="#FF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2" style:family="table-cell" style:parent-style-name="Default">
      <style:table-cell-properties fo:border-left="2.5pt solid #000000" fo:border-right="2.5pt solid #000000" fo:border-top="2.5pt solid #000000" fo:border-bottom="2.5pt solid #000000" fo:background-color="#99CC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3" style:family="table-cell" style:parent-style-name="Default">
      <style:table-cell-properties fo:border-left="2.5pt solid #000000" fo:border-right="2.5pt solid #000000" fo:border-bottom="2.5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4" style:family="table-cell" style:parent-style-name="Default">
      <style:table-cell-properties fo:border-left="2.5pt solid #000000" fo:border-right="1.0pt solid #000000" fo:border-top="1.0pt solid #000000" fo:border-bottom="1.0pt solid #00000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6" style:family="table-cell" style:parent-style-name="Default">
      <style:table-cell-properties fo:border-right="1.0pt solid #000000" fo:border-top="1.0pt solid #000000" fo:border-bottom="1.0pt solid #000000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7" style:family="table-cell" style:parent-style-name="Default">
      <style:table-cell-properties fo:border-right="1.0pt solid #000000" fo:border-top="1.0pt solid #000000" fo:border-bottom="1.0pt solid #000000" style:vertical-align="bottom" fo:background-color="#FF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8" style:family="table-cell" style:parent-style-name="Default">
      <style:table-cell-properties fo:border-right="1.0pt solid #000000" fo:border-top="1.0pt solid #000000" fo:border-bottom="1.0pt solid #000000" style:vertical-align="bottom" fo:background-color="#99CC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9" style:family="table-cell" style:parent-style-name="Default">
      <style:table-cell-properties fo:border-right="1.0pt solid #000000" fo:border-top="1.0pt solid #000000" fo:border-bottom="1.0pt solid #000000" style:vertical-align="bottom" fo:background-color="#B8CCE4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" style:family="table-cell" style:parent-style-name="Default">
      <style:table-cell-properties fo:border-right="1.0pt solid #000000" fo:border-top="1.0pt solid #000000" fo:border-bottom="1.0pt solid #000000" style:vertical-align="bottom" fo:background-color="#B8CCE4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1" style:family="table-cell" style:parent-style-name="Default">
      <style:table-cell-properties fo:border-right="1.0pt solid #000000" fo:border-top="1.0pt solid #000000" fo:border-bottom="1.0pt solid #000000" style:vertical-align="bottom" fo:background-color="#FABF8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" style:family="table-cell" style:parent-style-name="Default">
      <style:table-cell-properties fo:border-right="1.0pt solid #000000" fo:border-top="1.0pt solid #000000" fo:border-bottom="1.0pt solid #000000" style:vertical-align="bottom" fo:background-color="#FABF8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3" style:family="table-cell" style:parent-style-name="Default">
      <style:table-cell-properties fo:border-right="1.0pt solid #000000" fo:border-top="1.0pt solid #000000" fo:border-bottom="1.0pt solid #000000" style:vertical-align="bottom" fo:background-color="#99CC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4" style:family="table-cell" style:parent-style-name="Default">
      <style:table-cell-properties fo:border-left="2.5pt solid #000000" fo:border-right="1.0pt solid #000000" fo:border-top="1.0pt solid #000000" fo:border-bottom="1.0pt solid #00000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6" style:family="table-cell" style:parent-style-name="Default">
      <style:table-cell-properties fo:border-right="1.0pt solid #000000" fo:border-top="1.0pt solid #000000" fo:border-bottom="1.0pt solid #000000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7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8" style:family="table-cell" style:parent-style-name="Default">
      <style:table-cell-properties fo:border-left="1.0pt solid #000000" fo:border-right="2.5pt solid #000000" fo:border-top="1.0pt solid #000000" fo:border-bottom="1.0pt solid #00000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9" style:family="table-cell" style:parent-style-name="Default">
      <style:table-cell-properties fo:border-left="2.5pt solid #000000" fo:border-right="2.5pt solid #000000" fo:border-top="2.5pt solid #000000" fo:border-bottom="2.5pt solid #000000" fo:background-color="#B8CCE4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0" style:family="table-cell" style:parent-style-name="Default">
      <style:table-cell-properties fo:border-left="1.0pt solid #000000" fo:border-right="2.5pt solid #000000" fo:border-top="1.0pt solid #000000" fo:border-bottom="1.0pt solid #00000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1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72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73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1859B" style:text-underline-style="none"/>
    </style:style>
    <style:style style:name="ce74" style:family="table-cell" style:parent-style-name="Default">
      <style:table-cell-properties fo:border-left="3.0pt double #000000" fo:border-top="3.0pt double #000000" fo:border-bottom="1.0pt solid #000000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5" style:family="table-cell" style:parent-style-name="Default">
      <style:table-cell-properties fo:border-top="3.0pt double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6" style:family="table-cell" style:parent-style-name="Default">
      <style:table-cell-properties fo:border-right="3.0pt double #000000" fo:border-top="3.0pt double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7" style:family="table-cell" style:parent-style-name="Default">
      <style:table-cell-properties fo:border-left="3.0pt double #000000" fo:border-right="3.0pt double #000000" fo:border-top="3.0pt double #000000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8" style:family="table-cell" style:parent-style-name="Default">
      <style:table-cell-properties fo:border-left="3.0pt double #000000" fo:border-top="3.0pt double #000000" fo:border-bottom="3.0pt double #000000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9" style:family="table-cell" style:parent-style-name="Default">
      <style:table-cell-properties fo:border-top="3.0pt double #000000" fo:border-bottom="3.0pt double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0" style:family="table-cell" style:parent-style-name="Default">
      <style:table-cell-properties fo:border-right="3.0pt double #000000" fo:border-top="3.0pt double #000000" fo:border-bottom="3.0pt double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1" style:family="table-cell" style:parent-style-name="Default">
      <style:table-cell-properties fo:border-left="3.0pt double #000000" fo:border-right="3.0pt double #000000" fo:border-top="3.0pt double #000000" fo:border-bottom="3.0pt double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2" style:family="table-cell" style:parent-style-name="Default">
      <style:table-cell-properties fo:border-left="1.0pt solid #000000" fo:border-top="1.0pt solid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3" style:family="table-cell" style:parent-style-name="Default">
      <style:table-cell-properties fo:border-left="3.0pt double #000000" fo:border-right="1.0pt solid #000000" fo:border-top="1.0pt solid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4" style:family="table-cell" style:parent-style-name="Default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5" style:family="table-cell" style:parent-style-name="Default">
      <style:table-cell-properties fo:border-left="1.0pt solid #000000" fo:border-right="3.0pt double #000000" fo:border-top="1.0pt solid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6" style:family="table-cell" style:parent-style-name="Default">
      <style:table-cell-properties fo:border-left="3.0pt double #000000" fo:border-right="3.0pt double #000000" fo:border-top="1.0pt solid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7" style:family="table-cell" style:parent-style-name="Default">
      <style:table-cell-properties fo:border-left="3.0pt double #000000" fo:border-right="3.0pt double #000000" fo:border-top="3.0pt double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8" style:family="table-cell" style:parent-style-name="Default">
      <style:table-cell-properties fo:border-left="3.0pt double #000000" fo:border-right="3.0pt double #000000" fo:border-top="3.0pt double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9" style:family="table-cell" style:parent-style-name="Default">
      <style:table-cell-properties fo:border-left="3.0pt double #000000" fo:border-right="3.0pt double #000000" fo:border-top="3.0pt double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0" style:family="table-cell" style:parent-style-name="Default">
      <style:table-cell-properties fo:border-left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1" style:family="table-cell" style:parent-style-name="Default">
      <style:table-cell-properties fo:border-left="3.0pt double #000000" fo:border-right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2" style:family="table-cell" style:parent-style-name="Default">
      <style:table-cell-properties fo:border-left="1.0pt solid #000000" fo:border-right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3" style:family="table-cell" style:parent-style-name="Default">
      <style:table-cell-properties fo:border-left="1.0pt solid #000000" fo:border-right="3.0pt double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4" style:family="table-cell" style:parent-style-name="Default">
      <style:table-cell-properties fo:border-left="3.0pt double #000000" fo:border-right="3.0pt double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5" style:family="table-cell" style:parent-style-name="Default">
      <style:table-cell-properties fo:border-left="3.0pt double #000000" fo:border-right="3.0pt double #000000" fo:border-bottom="3.0pt double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6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7" style:family="table-cell" style:parent-style-name="Default">
      <style:table-cell-properties fo:border-left="3.0pt double #000000" fo:border-right="1.0pt solid #000000" fo:border-top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8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9" style:family="table-cell" style:parent-style-name="Default">
      <style:table-cell-properties fo:border-left="1.0pt solid #000000" fo:border-right="3.0pt double #000000" fo:border-top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0" style:family="table-cell" style:parent-style-name="Default">
      <style:table-cell-properties fo:border-left="3.0pt double #000000" fo:border-right="3.0pt double #000000" fo:border-top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1" style:family="table-cell" style:parent-style-name="Default">
      <style:table-cell-properties fo:border-left="3.0pt double #000000" fo:border-right="3.0pt double #000000" fo:border-top="3.0pt double #000000" fo:border-bottom="3.0pt double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102" style:family="table-cell" style:parent-style-name="Default">
      <style:table-cell-properties fo:border-left="3.0pt double #000000" fo:border-right="3.0pt double #000000" fo:border-top="3.0pt double #000000" fo:border-bottom="3.0pt double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3" style:family="table-cell" style:parent-style-name="Default">
      <style:table-cell-properties fo:border-left="3.0pt double #000000" fo:border-right="3.0pt double #000000" fo:border-top="3.0pt double #000000" fo:border-bottom="3.0pt double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4" style:family="table-cell" style:parent-style-name="Default" style:data-style-name="N9">
      <style:table-cell-properties fo:border-left="3.0pt double #000000" fo:border-right="3.0pt double #000000" fo:border-top="3.0pt double #000000" fo:border-bottom="3.0pt double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6" style:family="table-cell" style:parent-style-name="Default">
      <style:table-cell-properties fo:border-left="1.0pt solid #000000" fo:border-right="2.5pt solid #000000" fo:border-top="2.5pt solid #000000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7" style:family="table-cell" style:parent-style-name="Default">
      <style:table-cell-properties fo:border-left="2.5pt solid #000000" fo:border-right="2.5pt solid #000000" fo:border-top="2.5pt solid #000000" fo:border-bottom="2.5pt solid #000000" style:vertical-align="bottom" fo:background-color="#99CC00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8" style:family="table-cell" style:parent-style-name="Default">
      <style:table-cell-properties fo:border-left="1.0pt solid #000000" fo:border-right="1.0pt solid #000000" fo:border-top="2.5pt solid #000000" fo:border-bottom="1.0pt solid #000000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9" style:family="table-cell" style:parent-style-name="Default">
      <style:table-cell-properties fo:border-left="2.5pt solid #000000" fo:border-right="2.5pt solid #000000" fo:border-top="2.5pt solid #000000" fo:border-bottom="2.5pt solid #000000" style:vertical-align="bottom" fo:background-color="#B8CCE4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0" style:family="table-cell" style:parent-style-name="Default">
      <style:table-cell-properties fo:border-left="2.5pt solid #000000" fo:border-right="2.5pt solid #000000" fo:border-top="2.5pt solid #000000" fo:border-bottom="2.5pt solid #000000" style:vertical-align="bottom" fo:background-color="#B8CCE4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1" style:family="table-cell" style:parent-style-name="Default">
      <style:table-cell-properties fo:border-left="3.0pt double #000000" fo:border-right="3.0pt double #000000" fo:border-top="1.0pt solid #000000" fo:border-bottom="1.0pt solid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2" style:family="table-cell" style:parent-style-name="Default">
      <style:table-cell-properties fo:border-left="1.0pt solid #000000" fo:border-right="3.0pt double #000000" fo:border-top="1.0pt solid #000000" fo:border-bottom="1.0pt solid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3" style:family="table-cell" style:parent-style-name="Default">
      <style:table-cell-properties fo:border-left="3.0pt double #000000" fo:border-right="3.0pt double #000000" fo:border-top="3.0pt double #000000" fo:border-bottom="3.0pt double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4" style:family="table-cell" style:parent-style-name="Default">
      <style:table-cell-properties fo:border-left="3.0pt double #000000" fo:border-right="3.0pt double #000000" fo:border-top="3.0pt double #000000" fo:border-bottom="3.0pt double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5" style:family="table-cell" style:parent-style-name="Default">
      <style:table-cell-properties fo:border-left="3.0pt double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6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8" style:family="table-cell" style:parent-style-name="Default">
      <style:table-cell-properties fo:border-left="3.0pt double #000000" fo:border-right="3.0pt double #000000" fo:border-top="3.0pt double #000000" fo:border-bottom="1.0pt solid #000000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9" style:family="table-cell" style:parent-style-name="Default">
      <style:table-cell-properties fo:border-left="3.0pt double #000000" fo:border-right="3.0pt double #000000" fo:border-top="3.0pt double #000000" fo:border-bottom="3.0pt double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0" style:family="table-cell" style:parent-style-name="Default">
      <style:table-cell-properties fo:border-left="3.0pt double #000000" fo:border-right="3.0pt double #000000" fo:border-top="3.0pt double #000000" fo:border-bottom="3.0pt double #000000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1859B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4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2" style:family="graphic">
      <style:graphic-properties fo:wrap-option="wrap" draw:textarea-vertical-align="middle" draw:textarea-horizontal-align="left" draw:stroke="solid" svg:stroke-width="0in" svg:stroke-color="#98B954" svg:stroke-opacity="100%" fo:padding-top="476.0417in" fo:padding-bottom="476.0417in" fo:padding-left="952.3438in" fo:padding-right="952.3438in" draw:auto-grow-width="false" draw:auto-grow-height="false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4" style:family="graphic">
      <style:graphic-properties fo:wrap-option="wrap" draw:textarea-vertical-align="middle" draw:textarea-horizontal-align="center" draw:stroke="solid" svg:stroke-width="0in" svg:stroke-color="#98B954" svg:stroke-opacity="100%" fo:padding-top="476.0417in" fo:padding-bottom="476.0417in" fo:padding-left="952.3438in" fo:padding-right="952.3438in" draw:auto-grow-width="false" draw:auto-grow-height="false"/>
      <style:paragraph-properties fo:text-align="center"/>
    </style:style>
    <style:style style:name="S5" style:family="graphic">
      <style:graphic-properties fo:wrap-option="wrap" draw:textarea-vertical-align="middle" draw:textarea-horizontal-align="left" draw:stroke="solid" svg:stroke-width="0in" svg:stroke-color="#000000" svg:stroke-opacity="100%" fo:padding-top="952.3438in" fo:padding-bottom="952.3438in" fo:padding-left="952.3438in" fo:padding-right="952.3438in" draw:auto-grow-width="false" draw:auto-grow-height="false"/>
      <style:paragraph-properties fo:text-align="start" fo:margin-left="0cm"/>
    </style:style>
    <style:style style:name="S6" style:family="graphic">
      <style:graphic-properties fo:wrap-option="wrap" draw:textarea-vertical-align="middle" draw:textarea-horizontal-align="left" draw:stroke="solid" svg:stroke-width="0in" svg:stroke-color="#000000" svg:stroke-opacity="100%" fo:padding-top="952.3438in" fo:padding-bottom="952.3438in" fo:padding-left="952.3438in" fo:padding-right="952.3438in" draw:auto-grow-width="false" draw:auto-grow-height="false"/>
      <style:paragraph-properties fo:text-align="start" fo:margin-left="0cm"/>
    </style:style>
    <style:style style:name="S7" style:family="graphic">
      <style:graphic-properties fo:wrap-option="wrap" draw:textarea-vertical-align="top" draw:textarea-horizontal-align="left" draw:stroke="solid" svg:stroke-width="0in" svg:stroke-color="#000000" svg:stroke-opacity="100%"/>
      <style:paragraph-properties fo:text-align="start" fo:margin-left="0cm"/>
    </style:style>
    <style:style style:name="S8" style:family="graphic">
      <style:graphic-properties fo:wrap-option="wrap" draw:textarea-vertical-align="middle" draw:textarea-horizontal-align="left" draw:stroke="solid" svg:stroke-width="0in" svg:stroke-color="#000000" svg:stroke-opacity="100%" fo:padding-top="952.3438in" fo:padding-bottom="952.3438in" fo:padding-left="952.3438in" fo:padding-right="952.3438in" draw:auto-grow-width="false" draw:auto-grow-height="false"/>
      <style:paragraph-properties fo:text-align="start" fo:margin-left="0cm"/>
    </style:style>
    <style:style style:name="S9" style:family="graphic">
      <style:graphic-properties fo:wrap-option="wrap" draw:textarea-vertical-align="top" draw:textarea-horizontal-align="left" draw:stroke="solid" svg:stroke-width="0in" svg:stroke-color="#000000" svg:stroke-opacity="100%"/>
      <style:paragraph-properties fo:text-align="start" fo:margin-left="0cm"/>
    </style:style>
    <style:style style:name="S10" style:family="graphic">
      <style:graphic-properties fo:wrap-option="wrap" draw:textarea-vertical-align="top" draw:textarea-horizontal-align="left" draw:stroke="solid" svg:stroke-width="0in" svg:stroke-color="#000000" svg:stroke-opacity="100%"/>
      <style:paragraph-properties fo:text-align="start" fo:margin-left="0cm"/>
    </style:style>
    <style:style style:name="S11" style:family="graphic">
      <style:graphic-properties fo:wrap-option="wrap" draw:textarea-vertical-align="top" draw:textarea-horizontal-align="left" draw:stroke="solid" svg:stroke-width="0in" svg:stroke-color="#000000" svg:stroke-opacity="100%"/>
      <style:paragraph-properties fo:text-align="start" fo:margin-left="0cm"/>
    </style:style>
    <style:style style:name="S12" style:family="graphic">
      <style:graphic-properties fo:wrap-option="wrap" draw:textarea-vertical-align="top" draw:textarea-horizontal-align="left" fo:padding-top="952.3438in" fo:padding-bottom="952.3438in" fo:padding-left="952.3438in" fo:padding-right="952.3438in" draw:auto-grow-width="false" draw:auto-grow-height="false"/>
      <style:paragraph-properties fo:text-align="start" fo:margin-left="0cm"/>
    </style:style>
    <style:style style:name="S13" style:family="graphic">
      <style:graphic-properties fo:wrap-option="wrap" draw:textarea-vertical-align="middle" draw:textarea-horizontal-align="left" draw:stroke="solid" svg:stroke-width="0in" svg:stroke-color="#000000" svg:stroke-opacity="100%" fo:padding-top="952.3438in" fo:padding-bottom="952.3438in" fo:padding-left="952.3438in" fo:padding-right="952.3438in" draw:auto-grow-width="false" draw:auto-grow-height="false"/>
      <style:paragraph-properties fo:text-align="start" fo:margin-left="0cm"/>
    </style:style>
    <style:style style:name="S14" style:family="graphic">
      <style:graphic-properties fo:wrap-option="wrap" draw:textarea-vertical-align="top" draw:textarea-horizontal-align="left" draw:stroke="solid" svg:stroke-width="0in" svg:stroke-color="#000000" svg:stroke-opacity="100%"/>
      <style:paragraph-properties fo:text-align="start" fo:margin-left="0cm"/>
    </style:style>
    <style:style style:name="S15" style:family="graphic">
      <style:graphic-properties fo:wrap-option="wrap" draw:textarea-vertical-align="top" draw:textarea-horizontal-align="left" fo:padding-top="952.3438in" fo:padding-bottom="952.3438in" fo:padding-left="952.3438in" fo:padding-right="952.3438in" draw:auto-grow-width="false" draw:auto-grow-height="false"/>
      <style:paragraph-properties fo:text-align="start" fo:margin-left="0cm"/>
    </style:style>
    <style:style style:name="S16" style:family="graphic">
      <style:graphic-properties fo:wrap-option="wrap" draw:textarea-vertical-align="top" draw:textarea-horizontal-align="left" draw:stroke="solid" svg:stroke-width="0in" svg:stroke-color="#000000" svg:stroke-opacity="100%"/>
      <style:paragraph-properties fo:text-align="start" fo:margin-left="0cm"/>
    </style:style>
    <style:style style:name="S17" style:family="graphic">
      <style:graphic-properties fo:wrap-option="wrap" draw:textarea-vertical-align="middle" draw:textarea-horizontal-align="left" draw:stroke="solid" svg:stroke-width="0in" svg:stroke-color="#000000" svg:stroke-opacity="100%" fo:padding-top="952.3438in" fo:padding-bottom="952.3438in" fo:padding-left="952.3438in" fo:padding-right="952.3438in" draw:auto-grow-width="false" draw:auto-grow-height="false"/>
      <style:paragraph-properties fo:text-align="start" fo:margin-left="0cm"/>
    </style:style>
    <style:style style:name="S18" style:family="graphic">
      <style:graphic-properties fo:wrap-option="wrap" draw:textarea-vertical-align="top" draw:textarea-horizontal-align="left" draw:stroke="solid" svg:stroke-width="0in" svg:stroke-color="#000000" svg:stroke-opacity="100%"/>
      <style:paragraph-properties fo:text-align="start" fo:margin-left="0cm"/>
    </style:style>
  </office:automatic-styles>
  <office:body>
    <office:spreadsheet>
      <table:table table:name="Problem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4" table:default-cell-style-name="ce15"/>
        <table:table-column table:style-name="co1" table:default-cell-style-name="ce15" table:number-columns-repeated="230"/>
        <table:table-row table:style-name="ro2">
          <table:table-cell table:number-columns-repeated="2" table:style-name="ce21"/>
        </table:table-row>
        <table:table-row table:style-name="ro3">
          <table:table-cell table:style-name="ce22" office:value-type="string">
            <text:p>Statement</text:p>
          </table:table-cell>
          <table:table-cell table:style-name="ce23" office:value-type="string">
            <text:p>b) listing the products from a category
</text:p>
          </table:table-cell>
        </table:table-row>
        <table:table-row table:style-name="ro2">
          <table:table-cell table:number-columns-repeated="2" table:style-name="ce21"/>
        </table:table-row>
        <table:table-row table:style-name="ro4">
          <table:table-cell table:style-name="ce24" office:value-type="string">
            <text:p>Specification</text:p>
          </table:table-cell>
          <table:table-cell table:style-name="ce21"/>
        </table:table-row>
        <table:table-row table:style-name="ro4">
          <table:table-cell table:style-name="ce25" office:value-type="string">
            <text:p>Data</text:p>
          </table:table-cell>
          <table:table-cell table:style-name="ce26"/>
        </table:table-row>
        <table:table-row table:style-name="ro5">
          <table:table-cell table:style-name="ce26" office:value-type="string">
            <text:p>precondition</text:p>
          </table:table-cell>
          <table:table-cell table:style-name="ce27" office:value-type="string">
            <text:p>category is string</text:p>
          </table:table-cell>
        </table:table-row>
        <table:table-row table:style-name="ro4">
          <table:table-cell table:style-name="ce21"/>
          <table:table-cell table:style-name="ce22"/>
        </table:table-row>
        <table:table-row table:style-name="ro4">
          <table:table-cell table:style-name="ce25" office:value-type="string">
            <text:p>Results</text:p>
          </table:table-cell>
          <table:table-cell table:style-name="ce28"/>
        </table:table-row>
        <table:table-row table:style-name="ro6">
          <table:table-cell table:style-name="ce26" office:value-type="string">
            <text:p>postcondition</text:p>
          </table:table-cell>
          <table:table-cell table:style-name="ce27" office:value-type="string">
            <text:p>ArrayList&lt;Product&gt; products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  <table:table table:name="Req_CFG_CC_Paths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10" table:default-cell-style-name="ce15"/>
        <table:table-column table:style-name="co4" table:number-columns-repeated="12" table:default-cell-style-name="ce15"/>
        <table:table-column table:style-name="co5" table:default-cell-style-name="ce15" table:number-columns-repeated="230"/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/>
          <table:table-cell>
            <draw:custom-shape draw:style-name="S3" draw:id="id2" draw:z-index="1" draw:name="Shape 2" svg:x="0.1354in" svg:y="0.1875in" svg:width="3.7708in" svg:height="3.7708in"/>
            <draw:rect draw:style-name="S4" draw:id="id3" draw:z-index="2" draw:name="Shape 4" svg:x="0.1354in" svg:y="0.1875in" svg:width="3.7708in" svg:height="3.7708in"/>
          </table:table-cell>
          <table:table-cell table:number-columns-repeated="7"/>
          <table:table-cell table:style-name="ce21"/>
        </table:table-row>
        <table:table-row table:style-name="ro2">
          <table:table-cell table:style-name="ce21">
            <draw:rect draw:style-name="S2" draw:id="id1" draw:z-index="0" draw:name="Shape 3" svg:x="0.2396in" svg:y="0.1042in" svg:width="4.6354in" svg:height="3.7083in"/>
          </table:table-cell>
          <table:table-cell table:number-columns-repeated="3" table:style-name="ce21"/>
          <table:table-cell table:number-columns-repeated="3"/>
          <table:table-cell>
            <draw:ellipse draw:style-name="S5" draw:id="id4" draw:z-index="3" draw:name="Shape 5" svg:x="0.3021in" svg:y="0.1458in" svg:width="0.7917in" svg:height="0.6563in"/>
          </table:table-cell>
          <table:table-cell table:number-columns-repeated="4"/>
          <table:table-cell table:style-name="ce29" table:number-columns-spanned="3" table:number-rows-spanned="1" office:value-type="string">
            <text:p>Cyclomatic complexity</text:p>
          </table:table-cell>
          <table:covered-table-cell table:number-columns-repeated="2"/>
        </table:table-row>
        <table:table-row table:style-name="ro2">
          <table:table-cell table:number-columns-repeated="4" table:style-name="ce21"/>
          <table:table-cell table:number-columns-repeated="8"/>
          <table:table-cell table:style-name="ce32" office:value-type="string">
            <text:p>CC_1</text:p>
          </table:table-cell>
          <table:table-cell table:style-name="ce32" office:value-type="string">
            <text:p>regions</text:p>
          </table:table-cell>
          <table:table-cell table:style-name="ce33" office:value-type="float" office:value="3">
            <text:p>3</text:p>
          </table:table-cell>
        </table:table-row>
        <table:table-row table:style-name="ro2">
          <table:table-cell table:number-columns-repeated="4" table:style-name="ce21"/>
          <table:table-cell table:number-columns-repeated="8"/>
          <table:table-cell table:style-name="ce32" office:value-type="string">
            <text:p>CC_2</text:p>
          </table:table-cell>
          <table:table-cell table:style-name="ce32" office:value-type="string">
            <text:p>E-N+2</text:p>
          </table:table-cell>
          <table:table-cell table:style-name="ce34" office:value-type="string">
            <text:p>6-5+2=3</text:p>
          </table:table-cell>
        </table:table-row>
        <table:table-row table:style-name="ro2">
          <table:table-cell table:number-columns-repeated="4" table:style-name="ce21"/>
          <table:table-cell table:number-columns-repeated="4"/>
          <table:table-cell>
            <draw:custom-shape draw:style-name="S7" draw:id="id6" draw:z-index="5" draw:name="Shape 7" svg:x="0.1146in" svg:y="0.1458in" svg:width="0.0313in" svg:height="0.4688in"/>
          </table:table-cell>
          <table:table-cell table:number-columns-repeated="3"/>
          <table:table-cell table:style-name="ce32" office:value-type="string">
            <text:p>CC_3</text:p>
          </table:table-cell>
          <table:table-cell table:style-name="ce32" office:value-type="string">
            <text:p>Predicate+1</text:p>
          </table:table-cell>
          <table:table-cell table:style-name="ce33" office:value-type="string">
            <text:p>2+1=3</text:p>
          </table:table-cell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/>
          <table:table-cell>
            <draw:ellipse draw:style-name="S17" draw:id="id16" draw:z-index="15" draw:name="Shape 17" svg:x="0.2604in" svg:y="0.0625in" svg:width="0.7917in" svg:height="0.6563in"/>
          </table:table-cell>
          <table:table-cell/>
          <table:table-cell>
            <draw:ellipse draw:style-name="S6" draw:id="id5" draw:z-index="4" draw:name="Shape 6" svg:x="0.3021in" svg:y="0.1979in" svg:width="0.7917in" svg:height="0.6563in"/>
          </table:table-cell>
          <table:table-cell table:number-columns-repeated="5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2"/>
          <table:table-cell>
            <draw:custom-shape draw:style-name="S18" draw:id="id17" draw:z-index="16" draw:name="Shape 18" svg:x="0.4688in" svg:y="0.1875in" svg:width="0.5833in" svg:height="0.1354in"/>
          </table:table-cell>
          <table:table-cell table:number-columns-repeated="5"/>
          <table:table-cell table:style-name="ce29" table:number-columns-spanned="2" table:number-rows-spanned="1" office:value-type="string">
            <text:p>Individual Paths</text:p>
          </table:table-cell>
          <table:covered-table-cell/>
        </table:table-row>
        <table:table-row table:style-name="ro2">
          <table:table-cell table:number-columns-repeated="4" table:style-name="ce21"/>
          <table:table-cell table:number-columns-repeated="2"/>
          <table:table-cell>
            <draw:custom-shape draw:style-name="S16" draw:id="id15" draw:z-index="14" draw:name="Shape 16" svg:x="0.4688in" svg:y="0.1042in" svg:width="0.4063in" svg:height="1.2708in"/>
          </table:table-cell>
          <table:table-cell/>
          <table:table-cell>
            <draw:custom-shape draw:style-name="S10" draw:id="id9" draw:z-index="8" draw:name="Shape 10" svg:x="0.5104in" svg:y="0.1042in" svg:width="0.0104in" svg:height="0.9271in"/>
            <draw:custom-shape draw:style-name="S11" draw:id="id10" draw:z-index="9" draw:name="Shape 11" svg:x="0.5104in" svg:y="0.1042in" svg:width="0in" svg:height="0in"/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5" office:value-type="string">
            <text:p>1, 2, 5_</text:p>
          </table:table-cell>
        </table:table-row>
        <table:table-row table:style-name="ro2">
          <table:table-cell table:number-columns-repeated="4" table:style-name="ce21"/>
          <table:table-cell table:number-columns-repeated="4"/>
          <table:table-cell>
            <draw:frame xmlns:presentation="urn:oasis:names:tc:opendocument:xmlns:presentation:1.0" draw:style-name="S12" draw:id="id11" draw:z-index="10" draw:name="Shape 12" svg:x="0.5208in" svg:y="0.1042in" svg:width="0.5313in" svg:height="0.5208in">
              <draw:text-box>
                <text:p text:style-name="T13"><text:span text:style-name="T13">F</text:span></text:p>
              </draw:text-box>
            </draw:frame>
          </table:table-cell>
          <table:table-cell table:number-columns-repeated="3"/>
          <table:table-cell table:style-name="ce32" office:value-type="float" office:value="2">
            <text:p>2</text:p>
          </table:table-cell>
          <table:table-cell table:style-name="ce36" office:value-type="string">
            <text:p>1, 2, 3, 2 ... 5</text:p>
          </table:table-cell>
        </table:table-row>
        <table:table-row table:style-name="ro2">
          <table:table-cell table:number-columns-repeated="4" table:style-name="ce21"/>
          <table:table-cell table:number-columns-repeated="4"/>
          <table:table-cell>
            <draw:custom-shape draw:style-name="S9" draw:id="id8" draw:z-index="7" draw:name="Shape 9" svg:x="0.1146in" svg:y="0.0208in" svg:width="0.0104in" svg:height="0.2708in"/>
          </table:table-cell>
          <table:table-cell table:number-columns-repeated="3"/>
          <table:table-cell table:style-name="ce32" office:value-type="float" office:value="3">
            <text:p>3</text:p>
          </table:table-cell>
          <table:table-cell table:style-name="ce36" office:value-type="string">
            <text:p>1, 2, 3, 4, 2...5</text:p>
          </table:table-cell>
        </table:table-row>
        <table:table-row table:style-name="ro2">
          <table:table-cell table:number-columns-repeated="4" table:style-name="ce21"/>
          <table:table-cell table:number-columns-repeated="3"/>
          <table:table-cell>
            <draw:ellipse draw:style-name="S8" draw:id="id7" draw:z-index="6" draw:name="Shape 8" svg:x="0.3125in" svg:y="0.0833in" svg:width="0.7917in" svg:height="0.6563in"/>
          </table:table-cell>
          <table:table-cell table:number-columns-repeated="4"/>
          <table:table-cell table:style-name="ce32" office:value-type="float" office:value="4">
            <text:p>4</text:p>
          </table:table-cell>
          <table:table-cell table:style-name="ce32"/>
        </table:table-row>
        <table:table-row table:style-name="ro2">
          <table:table-cell table:number-columns-repeated="4" table:style-name="ce21"/>
          <table:table-cell table:number-columns-repeated="8"/>
          <table:table-cell table:style-name="ce32" office:value-type="float" office:value="5">
            <text:p>5</text:p>
          </table:table-cell>
          <table:table-cell table:style-name="ce32"/>
        </table:table-row>
        <table:table-row table:style-name="ro2">
          <table:table-cell table:number-columns-repeated="4" table:style-name="ce21"/>
          <table:table-cell table:number-columns-repeated="8"/>
          <table:table-cell table:style-name="ce32" office:value-type="float" office:value="6">
            <text:p>6</text:p>
          </table:table-cell>
          <table:table-cell table:style-name="ce32"/>
        </table:table-row>
        <table:table-row table:style-name="ro2">
          <table:table-cell table:number-columns-repeated="4" table:style-name="ce21"/>
          <table:table-cell table:number-columns-repeated="2"/>
          <table:table-cell>
            <draw:ellipse draw:style-name="S13" draw:id="id12" draw:z-index="11" draw:name="Shape 13" svg:x="0.0938in" svg:y="0.125in" svg:width="0.7917in" svg:height="0.6563in"/>
          </table:table-cell>
          <table:table-cell>
            <draw:custom-shape draw:style-name="S14" draw:id="id13" draw:z-index="12" draw:name="Shape 14" svg:x="0.1875in" svg:y="0.0417in" svg:width="0.25in" svg:height="0.1771in"/>
            <draw:frame xmlns:presentation="urn:oasis:names:tc:opendocument:xmlns:presentation:1.0" draw:style-name="S15" draw:id="id14" draw:z-index="13" draw:name="Shape 15" svg:x="0.3021in" svg:y="0.125in" svg:width="0.5313in" svg:height="0.4688in">
              <draw:text-box>
                <text:p text:style-name="T13"><text:span text:style-name="T13">T</text:span></text:p>
              </draw:text-box>
            </draw:frame>
          </table:table-cell>
          <table:table-cell table:number-columns-repeated="5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  <table:table-row table:style-name="ro2">
          <table:table-cell table:number-columns-repeated="4" table:style-name="ce21"/>
          <table:table-cell table:number-columns-repeated="9"/>
          <table:table-cell table:style-name="ce21"/>
        </table:table-row>
      </table:table>
      <table:table table:name="Req_TC_coverage" table:style-name="ta3" table:print="false">
        <office:forms form:automatic-focus="false" form:apply-design-mode="false"/>
        <table:table-column table:style-name="co4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7" table:default-cell-style-name="ce15"/>
        <table:table-column table:style-name="co18" table:default-cell-style-name="ce15"/>
        <table:table-column table:style-name="co17" table:default-cell-style-name="ce15"/>
        <table:table-column table:style-name="co19" table:default-cell-style-name="ce15"/>
        <table:table-column table:style-name="co17" table:number-columns-repeated="12" table:default-cell-style-name="ce15"/>
        <table:table-column table:style-name="co20" table:default-cell-style-name="ce15"/>
        <table:table-column table:style-name="co11" table:default-cell-style-name="ce15" table:number-columns-repeated="226"/>
        <table:table-row table:style-name="ro4">
          <table:table-cell table:number-columns-repeated="4"/>
          <table:table-cell table:number-columns-repeated="3" table:style-name="ce21"/>
          <table:table-cell table:style-name="ce37" table:number-columns-spanned="10" table:number-rows-spanned="1" office:value-type="string">
            <text:p>Condition/Decision coverage</text:p>
          </table:table-cell>
          <table:covered-table-cell table:number-columns-repeated="9"/>
          <table:table-cell table:style-name="ce40" table:number-columns-spanned="6" table:number-rows-spanned="1" office:value-type="string">
            <text:p>Path coverage</text:p>
          </table:table-cell>
          <table:covered-table-cell table:number-columns-repeated="5"/>
          <table:table-cell table:style-name="ce41" office:value-type="string">
            <text:p>Loop coverage</text:p>
          </table:table-cell>
          <table:table-cell table:number-columns-repeated="6" table:style-name="ce41"/>
        </table:table-row>
        <table:table-row table:style-name="ro2">
          <table:table-cell/>
          <table:table-cell table:style-name="ce42"/>
          <table:table-cell table:style-name="ce43" table:number-columns-spanned="2" table:number-rows-spanned="1" office:value-type="string">
            <text:p>input data</text:p>
          </table:table-cell>
          <table:covered-table-cell/>
          <table:table-cell table:style-name="ce45" table:number-columns-spanned="2" table:number-rows-spanned="1" office:value-type="string">
            <text:p>output data</text:p>
          </table:table-cell>
          <table:covered-table-cell/>
          <table:table-cell table:style-name="ce47" office:value-type="string">
            <text:p>Statement</text:p>
          </table:table-cell>
          <table:table-cell table:style-name="ce37" table:number-columns-spanned="2" table:number-rows-spanned="1"/>
          <table:covered-table-cell/>
          <table:table-cell table:style-name="ce37" table:number-columns-spanned="2" table:number-rows-spanned="1"/>
          <table:covered-table-cell/>
          <table:table-cell table:style-name="ce37" table:number-columns-spanned="2" table:number-rows-spanned="1"/>
          <table:covered-table-cell/>
          <table:table-cell table:style-name="ce37" table:number-columns-spanned="2" table:number-rows-spanned="1"/>
          <table:covered-table-cell/>
          <table:table-cell table:style-name="ce37" table:number-columns-spanned="2" table:number-rows-spanned="1"/>
          <table:covered-table-cell/>
          <table:table-cell table:style-name="ce48" table:number-columns-spanned="1" table:number-rows-spanned="2" office:value-type="float" office:value="1">
            <text:p>1</text:p>
          </table:table-cell>
          <table:table-cell table:style-name="ce48" table:number-columns-spanned="1" table:number-rows-spanned="2" office:value-type="float" office:value="2">
            <text:p>2</text:p>
          </table:table-cell>
          <table:table-cell table:style-name="ce48" table:number-columns-spanned="1" table:number-rows-spanned="2" office:value-type="float" office:value="3">
            <text:p>3</text:p>
          </table:table-cell>
          <table:table-cell table:style-name="ce48" table:number-columns-spanned="1" table:number-rows-spanned="2" office:value-type="float" office:value="4">
            <text:p>4</text:p>
          </table:table-cell>
          <table:table-cell table:style-name="ce48" table:number-columns-spanned="1" table:number-rows-spanned="2" office:value-type="float" office:value="5">
            <text:p>5</text:p>
          </table:table-cell>
          <table:table-cell table:style-name="ce48" table:number-columns-spanned="1" table:number-rows-spanned="2" office:value-type="float" office:value="6">
            <text:p>6</text:p>
          </table:table-cell>
          <table:table-cell table:number-columns-repeated="7" table:style-name="ce41"/>
        </table:table-row>
        <table:table-row table:style-name="ro2">
          <table:table-cell/>
          <table:table-cell table:style-name="ce49" office:value-type="string">
            <text:p>No TC</text:p>
          </table:table-cell>
          <table:table-cell table:style-name="ce33" office:value-type="string">
            <text:p>category</text:p>
          </table:table-cell>
          <table:table-cell table:style-name="ce33" office:value-type="string">
            <text:p>allProducts</text:p>
          </table:table-cell>
          <table:table-cell table:style-name="ce32" office:value-type="string">
            <text:p>expected</text:p>
          </table:table-cell>
          <table:table-cell table:style-name="ce50" office:value-type="string">
            <text:p>actual result</text:p>
          </table:table-cell>
          <table:table-cell table:style-name="ce51" office:value-type="string">
            <text:p>coverage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F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F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F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F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41" office:value-type="string">
            <text:p>no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n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+1</text:p>
          </table:table-cell>
          <table:table-cell table:style-name="ce41" office:value-type="string">
            <text:p>m&lt;n</text:p>
          </table:table-cell>
        </table:table-row>
        <table:table-row table:style-name="ro4">
          <table:table-cell/>
          <table:table-cell table:style-name="ce54" office:value-type="float" office:value="1">
            <text:p>1</text:p>
          </table:table-cell>
          <table:table-cell table:style-name="ce55" office:value-type="string">
            <text:p>"random"</text:p>
          </table:table-cell>
          <table:table-cell table:style-name="ce56" office:value-type="string">
            <text:p>[]</text:p>
          </table:table-cell>
          <table:table-cell table:style-name="ce56" office:value-type="string">
            <text:p>[]</text:p>
          </table:table-cell>
          <table:table-cell table:style-name="ce56" office:value-type="string">
            <text:p>[]</text:p>
          </table:table-cell>
          <table:table-cell table:style-name="ce57" office:value-type="string">
            <text:p>1, 2, 5_</text:p>
          </table:table-cell>
          <table:table-cell table:number-columns-repeated="10" table:style-name="ce58"/>
          <table:table-cell table:style-name="ce59" office:value-type="string">
            <text:p>x</text:p>
          </table:table-cell>
          <table:table-cell table:style-name="ce59" office:value-type="string">
            <text:p>x</text:p>
          </table:table-cell>
          <table:table-cell table:number-columns-repeated="2" table:style-name="ce60"/>
          <table:table-cell table:style-name="ce59" office:value-type="string">
            <text:p>x</text:p>
          </table:table-cell>
          <table:table-cell table:style-name="ce60"/>
          <table:table-cell table:style-name="ce61" office:value-type="string">
            <text:p>x</text:p>
          </table:table-cell>
          <table:table-cell table:number-columns-repeated="6" table:style-name="ce62"/>
        </table:table-row>
        <table:table-row table:style-name="ro4">
          <table:table-cell/>
          <table:table-cell table:style-name="ce54" office:value-type="float" office:value="2">
            <text:p>2</text:p>
          </table:table-cell>
          <table:table-cell table:style-name="ce55" office:value-type="string">
            <text:p>"random"</text:p>
          </table:table-cell>
          <table:table-cell table:style-name="ce56" office:value-type="string">
            <text:p>[products of category != random]</text:p>
          </table:table-cell>
          <table:table-cell table:style-name="ce56" office:value-type="string">
            <text:p>[]</text:p>
          </table:table-cell>
          <table:table-cell table:style-name="ce56" office:value-type="string">
            <text:p>[]</text:p>
          </table:table-cell>
          <table:table-cell table:style-name="ce57" office:value-type="string">
            <text:p>1, 2, 3, 2 ... 5</text:p>
          </table:table-cell>
          <table:table-cell table:style-name="ce58"/>
          <table:table-cell table:style-name="ce63" office:value-type="string">
            <text:p>x</text:p>
          </table:table-cell>
          <table:table-cell table:number-columns-repeated="8" table:style-name="ce58"/>
          <table:table-cell table:number-columns-repeated="2" table:style-name="ce60"/>
          <table:table-cell table:style-name="ce59" office:value-type="string">
            <text:p>x</text:p>
          </table:table-cell>
          <table:table-cell table:number-columns-repeated="3" table:style-name="ce60"/>
          <table:table-cell table:number-columns-repeated="4" table:style-name="ce62"/>
          <table:table-cell table:style-name="ce61" office:value-type="string">
            <text:p>x</text:p>
          </table:table-cell>
          <table:table-cell table:number-columns-repeated="2" table:style-name="ce62"/>
        </table:table-row>
        <table:table-row table:style-name="ro4">
          <table:table-cell/>
          <table:table-cell table:style-name="ce64" office:value-type="float" office:value="3">
            <text:p>3</text:p>
          </table:table-cell>
          <table:table-cell table:style-name="ce65" office:value-type="string">
            <text:p>"random"</text:p>
          </table:table-cell>
          <table:table-cell table:style-name="ce66" office:value-type="string">
            <text:p>[one product of category random]</text:p>
          </table:table-cell>
          <table:table-cell table:style-name="ce66" office:value-type="string">
            <text:p>[the product]</text:p>
          </table:table-cell>
          <table:table-cell table:style-name="ce66" office:value-type="string">
            <text:p>[the product]</text:p>
          </table:table-cell>
          <table:table-cell table:style-name="ce57" office:value-type="string">
            <text:p>1, 2, 3, 4, 2...5</text:p>
          </table:table-cell>
          <table:table-cell table:style-name="ce63" office:value-type="string">
            <text:p>x</text:p>
          </table:table-cell>
          <table:table-cell table:number-columns-repeated="9" table:style-name="ce58"/>
          <table:table-cell table:number-columns-repeated="3" table:style-name="ce60"/>
          <table:table-cell table:style-name="ce59" office:value-type="string">
            <text:p>x</text:p>
          </table:table-cell>
          <table:table-cell table:number-columns-repeated="2" table:style-name="ce60"/>
          <table:table-cell table:number-columns-repeated="4" table:style-name="ce62"/>
          <table:table-cell table:style-name="ce61" office:value-type="string">
            <text:p>x</text:p>
          </table:table-cell>
          <table:table-cell table:number-columns-repeated="2" table:style-name="ce62"/>
        </table:table-row>
        <table:table-row table:style-name="ro4">
          <table:table-cell/>
          <table:table-cell table:style-name="ce64" office:value-type="float" office:value="4">
            <text:p>4</text:p>
          </table:table-cell>
          <table:table-cell table:number-columns-repeated="3" table:style-name="ce67"/>
          <table:table-cell table:style-name="ce68"/>
          <table:table-cell table:style-name="ce47"/>
          <table:table-cell table:number-columns-repeated="10" table:style-name="ce52"/>
          <table:table-cell table:number-columns-repeated="6" table:style-name="ce69"/>
          <table:table-cell table:number-columns-repeated="7" table:style-name="ce41"/>
        </table:table-row>
        <table:table-row table:style-name="ro4">
          <table:table-cell/>
          <table:table-cell table:style-name="ce64" office:value-type="float" office:value="5">
            <text:p>5</text:p>
          </table:table-cell>
          <table:table-cell table:number-columns-repeated="3" table:style-name="ce67"/>
          <table:table-cell table:style-name="ce68"/>
          <table:table-cell table:style-name="ce47"/>
          <table:table-cell table:number-columns-repeated="10" table:style-name="ce52"/>
          <table:table-cell table:number-columns-repeated="6" table:style-name="ce69"/>
          <table:table-cell table:number-columns-repeated="7" table:style-name="ce41"/>
        </table:table-row>
        <table:table-row table:style-name="ro4">
          <table:table-cell/>
          <table:table-cell table:style-name="ce64" office:value-type="float" office:value="6">
            <text:p>6</text:p>
          </table:table-cell>
          <table:table-cell table:number-columns-repeated="3" table:style-name="ce67"/>
          <table:table-cell table:style-name="ce70"/>
          <table:table-cell table:style-name="ce47"/>
          <table:table-cell table:number-columns-repeated="10" table:style-name="ce52"/>
          <table:table-cell table:number-columns-repeated="6" table:style-name="ce69"/>
          <table:table-cell table:number-columns-repeated="7" table:style-name="ce4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/>
          <table:table-cell table:style-name="ce71" office:value-type="string">
            <text:p>Remarks</text:p>
          </table:table-cell>
          <table:table-cell table:number-columns-repeated="2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2"/>
          <table:table-cell table:style-name="ce72" table:number-columns-spanned="5" table:number-rows-spanned="1" office:value-type="string">
            <text:p>1) TCs: x,y,z - are not possible to be created</text:p>
          </table:table-cell>
          <table:covered-table-cell table:number-columns-repeated="4"/>
          <table:table-cell table:number-columns-repeated="23" table:style-name="ce21"/>
        </table:table-row>
        <table:table-row table:style-name="ro2">
          <table:table-cell table:number-columns-repeated="2"/>
          <table:table-cell table:style-name="ce72" table:number-columns-spanned="5" table:number-rows-spanned="1" office:value-type="string">
            <text:p>2) TC x is equal to TC y, redundancy</text:p>
          </table:table-cell>
          <table:covered-table-cell table:number-columns-repeated="4"/>
          <table:table-cell table:number-columns-repeated="23" table:style-name="ce21"/>
        </table:table-row>
        <table:table-row table:style-name="ro2">
          <table:table-cell table:number-columns-repeated="2"/>
          <table:table-cell table:style-name="ce73" office:value-type="string">
            <text:p>3) TCs: n,m,o - not possible - compiler checked</text:p>
          </table:table-cell>
          <table:table-cell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  <table:table-row table:style-name="ro2">
          <table:table-cell table:number-columns-repeated="4"/>
          <table:table-cell table:number-columns-repeated="26" table:style-name="ce21"/>
        </table:table-row>
      </table:table>
      <table:table table:name="Req_Statistics" table:style-name="ta4" table:print="false">
        <office:forms form:automatic-focus="false" form:apply-design-mode="false"/>
        <table:table-column table:style-name="co4" table:number-columns-repeated="8" table:default-cell-style-name="ce15"/>
        <table:table-column table:style-name="co22" table:default-cell-style-name="ce15"/>
        <table:table-column table:style-name="co4" table:number-columns-repeated="3" table:default-cell-style-name="ce15"/>
        <table:table-column table:style-name="co23" table:default-cell-style-name="ce15"/>
        <table:table-column table:style-name="co4" table:number-columns-repeated="13" table:default-cell-style-name="ce15"/>
        <table:table-column table:style-name="co21" table:default-cell-style-name="ce15" table:number-columns-repeated="230"/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4">
          <table:table-cell table:number-columns-repeated="12"/>
          <table:table-cell table:style-name="ce21"/>
        </table:table-row>
        <table:table-row table:style-name="ro10">
          <table:table-cell table:number-columns-repeated="2"/>
          <table:table-cell table:style-name="ce74" table:number-columns-spanned="5" table:number-rows-spanned="1" office:value-type="string">
            <text:p>Testing</text:p>
          </table:table-cell>
          <table:covered-table-cell table:number-columns-repeated="4"/>
          <table:table-cell table:style-name="ce77" office:value-type="string">
            <text:p>Debugging</text:p>
          </table:table-cell>
          <table:table-cell table:style-name="ce78" table:number-columns-spanned="4" table:number-rows-spanned="1" office:value-type="string">
            <text:p>Re-testing</text:p>
          </table:table-cell>
          <table:covered-table-cell table:number-columns-repeated="3"/>
          <table:table-cell table:style-name="ce81"/>
        </table:table-row>
        <table:table-row table:style-name="ro10">
          <table:table-cell/>
          <table:table-cell table:style-name="ce82" table:number-columns-spanned="1" table:number-rows-spanned="2" office:value-type="string">
            <text:p>Req. ID</text:p>
          </table:table-cell>
          <table:table-cell table:style-name="ce83" table:number-columns-spanned="1" table:number-rows-spanned="2" office:value-type="string">
            <text:p>TCs run</text:p>
          </table:table-cell>
          <table:table-cell table:style-name="ce84" table:number-columns-spanned="1" table:number-rows-spanned="2" office:value-type="string">
            <text:p>TCs passed</text:p>
          </table:table-cell>
          <table:table-cell table:style-name="ce84" table:number-columns-spanned="1" table:number-rows-spanned="2" office:value-type="string">
            <text:p>TCs    failed</text:p>
          </table:table-cell>
          <table:table-cell table:style-name="ce84" table:number-columns-spanned="1" table:number-rows-spanned="2" office:value-type="string">
            <text:p>% Coverage</text:p>
          </table:table-cell>
          <table:table-cell table:style-name="ce85" table:number-columns-spanned="1" table:number-rows-spanned="2" office:value-type="string">
            <text:p>No of BUGS</text:p>
          </table:table-cell>
          <table:table-cell table:style-name="ce86" table:number-columns-spanned="1" table:number-rows-spanned="2" office:value-type="string">
            <text:p>Bugs Fixed</text:p>
            <office:annotation office:display="false" draw:text-style-name="" svg:width="0in" svg:height="0in" svg:x="0in" svg:y="0in">
              <text:p><text:span text:style-name="T0">Author:</text:span></text:p>
              <text:p text:style-name=""><text:span text:style-name="T0">fill with YES after debugging</text:span></text:p>
            </office:annotation>
          </table:table-cell>
          <table:table-cell table:style-name="ce87" table:number-columns-spanned="1" table:number-rows-spanned="2" office:value-type="string">
            <text:p>Re-tested</text:p>
            <office:annotation office:display="false" draw:text-style-name="" svg:width="0in" svg:height="0in" svg:x="0in" svg:y="0in">
              <text:p><text:span text:style-name="T0">Author:</text:span></text:p>
              <text:p text:style-name=""><text:span text:style-name="T0">fill with DONE after re-testing</text:span></text:p>
            </office:annotation>
          </table:table-cell>
          <table:table-cell table:style-name="ce88" table:number-columns-spanned="1" table:number-rows-spanned="2" office:value-type="string">
            <text:p>TCs run</text:p>
          </table:table-cell>
          <table:table-cell table:style-name="ce88" table:number-columns-spanned="1" table:number-rows-spanned="2" office:value-type="string">
            <text:p>TCs passed</text:p>
          </table:table-cell>
          <table:table-cell table:style-name="ce88" table:number-columns-spanned="1" table:number-rows-spanned="2" office:value-type="string">
            <text:p>TCs    failed</text:p>
          </table:table-cell>
          <table:table-cell table:style-name="ce89" table:number-columns-spanned="1" table:number-rows-spanned="2" office:value-type="string">
            <text:p>% Coverage</text:p>
          </table:table-cell>
        </table:table-row>
        <table:table-row table:style-name="ro10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10">
          <table:table-cell/>
          <table:table-cell table:style-name="ce96" office:value-type="string">
            <text:p>Req_b)</text:p>
          </table:table-cell>
          <table:table-cell table:style-name="ce97" table:formula="of:=SUM([.D7:.E7])" office:value-type="string">
            <text:p>3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98" office:value-type="float" office:value="100">
            <text:p>100</text:p>
          </table:table-cell>
          <table:table-cell table:style-name="ce99"/>
          <table:table-cell table:style-name="ce100" office:value-type="string">
            <text:p>no</text:p>
          </table:table-cell>
          <table:table-cell table:style-name="ce101" office:value-type="string">
            <text:p>done</text:p>
          </table:table-cell>
          <table:table-cell table:style-name="ce102" table:formula="of:=SUM([.K7:.L7])" office:value-type="string">
            <text:p>3</text:p>
          </table:table-cell>
          <table:table-cell table:style-name="ce103" office:value-type="float" office:value="3">
            <text:p>3</text:p>
          </table:table-cell>
          <table:table-cell table:style-name="ce103" office:value-type="float" office:value="0">
            <text:p>0</text:p>
          </table:table-cell>
          <table:table-cell table:style-name="ce104" office:value-type="percentage" office:value="1">
            <text:p>100%</text:p>
          </table:table-cell>
        </table:table-row>
        <table:table-row table:style-name="ro4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  <table:table-row table:style-name="ro2">
          <table:table-cell table:number-columns-repeated="12"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  <draw:fill-image draw:name="D11" xlink:show="embed" xlink:actuate="onLoad"/>
    <draw:fill-image draw:name="D12" xlink:show="embed" xlink:actuate="onLoad"/>
    <draw:fill-image draw:name="D13" xlink:show="embed" xlink:actuate="onLoad"/>
    <draw:fill-image draw:name="D14" xlink:show="embed" xlink:actuate="onLoad"/>
    <draw:fill-image draw:name="D15" xlink:show="embed" xlink:actuate="onLoad"/>
    <draw:fill-image draw:name="D16" xlink:show="embed" xlink:actuate="onLoad"/>
    <draw:fill-image draw:name="D17" xlink:show="embed" xlink:actuate="onLoad"/>
    <draw:fill-image draw:name="D18" xlink:show="embed" xlink:actuate="onLoad"/>
    <draw:fill-image draw:name="D4" xlink:show="embed" xlink:actuate="onLoad"/>
    <draw:fill-image draw:name="D5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blem" style:display-name="PageStyle_Proble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q_CFG_CC_Paths" style:display-name="PageStyle_Req_CFG_CC_Path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q_TC_coverage" style:display-name="PageStyle_Req_TC_cover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q_Statistics" style:display-name="PageStyle_Req_Statistic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